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15"/>
    <style:style style:name="ce6" style:family="table-cell" style:parent-style-name="Default" style:data-style-name="N15">
      <style:text-properties fo:color="#00CCFF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CCFF"/>
    </style:style>
    <style:style style:name="ce8" style:family="table-cell" style:parent-style-name="Default" style:data-style-name="N0">
      <style:text-properties fo:color="#00CCFF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FF0066"/>
    </style:style>
    <style:style style:name="ce12" style:family="table-cell" style:parent-style-name="Default" style:data-style-name="N0">
      <style:table-cell-properties style:vertical-align="middle" fo:background-color="#FF0066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CC9900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FFFF00"/>
    </style:style>
    <style:style style:name="ce15" style:family="table-cell" style:parent-style-name="Default" style:data-style-name="N0">
      <style:table-cell-properties fo:border="thin solid #000000" style:vertical-align="middl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05316666666667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dof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solution</text:p>
          </table:table-cell>
          <table:table-cell office:value-type="string" table:number-columns-spanned="4" table:number-rows-spanned="1" table:style-name="ce18">
            <text:p>deal.ii</text:p>
          </table:table-cell>
          <table:covered-table-cell table:number-columns-repeated="3"/>
          <table:table-cell office:value-type="string" table:number-columns-spanned="2" table:number-rows-spanned="1" table:style-name="ce18">
            <text:p>FEniCS</text:p>
          </table:table-cell>
          <table:covered-table-cell/>
          <table:table-cell office:value-type="string" table:style-name="ce19">
            <text:p>G+Smo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n_refine</text:p>
          </table:table-cell>
          <table:table-cell office:value-type="string" table:style-name="ce16">
            <text:p>P5</text:p>
          </table:table-cell>
          <table:table-cell office:value-type="string" table:style-name="ce17">
            <text:p>P6P5</text:p>
          </table:table-cell>
          <table:table-cell office:value-type="string" table:style-name="ce17">
            <text:p>RT5P5</text:p>
          </table:table-cell>
          <table:table-cell office:value-type="string" table:style-name="ce17">
            <text:p>BDM6Q5</text:p>
          </table:table-cell>
          <table:table-cell office:value-type="string" table:style-name="ce3">
            <text:p>P5</text:p>
          </table:table-cell>
          <table:table-cell office:value-type="string" table:style-name="ce17">
            <text:p>BDM6Q5</text:p>
          </table:table-cell>
          <table:table-cell office:value-type="string" table:style-name="ce3">
            <text:p>deg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84" table:style-name="ce1">
            <text:p>84</text:p>
          </table:table-cell>
          <table:table-cell office:value-type="float" office:value="221" table:style-name="ce1">
            <text:p>221</text:p>
          </table:table-cell>
          <table:table-cell office:value-type="float" office:value="336" table:style-name="ce1">
            <text:p>336</text:p>
          </table:table-cell>
          <table:table-cell office:value-type="float" office:value="25" table:style-name="ce1">
            <text:p>2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1" table:style-name="ce1">
            <text:p>441</text:p>
          </table:table-cell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336" table:style-name="ce1">
            <text:p>336</text:p>
          </table:table-cell>
          <table:table-cell office:value-type="float" office:value="841" table:style-name="ce1">
            <text:p>841</text:p>
          </table:table-cell>
          <table:table-cell office:value-type="float" office:value="1344" table:style-name="ce1">
            <text:p>1344</text:p>
          </table:table-cell>
          <table:table-cell office:value-type="float" office:value="49" table:style-name="ce1">
            <text:p>4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81" table:style-name="ce1">
            <text:p>1681</text:p>
          </table:table-cell>
          <table:table-cell office:value-type="float" office:value="2304" table:style-name="ce1">
            <text:p>2304</text:p>
          </table:table-cell>
          <table:table-cell office:value-type="float" office:value="2304" table:style-name="ce1">
            <text:p>2304</text:p>
          </table:table-cell>
          <table:table-cell office:value-type="float" office:value="1344" table:style-name="ce1">
            <text:p>1344</text:p>
          </table:table-cell>
          <table:table-cell office:value-type="float" office:value="3281" table:style-name="ce1">
            <text:p>3281</text:p>
          </table:table-cell>
          <table:table-cell office:value-type="float" office:value="5376" table:style-name="ce1">
            <text:p>5376</text:p>
          </table:table-cell>
          <table:table-cell office:value-type="float" office:value="121" table:style-name="ce1">
            <text:p>12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561" table:style-name="ce1">
            <text:p>6561</text:p>
          </table:table-cell>
          <table:table-cell office:value-type="float" office:value="9216" table:style-name="ce1">
            <text:p>9216</text:p>
          </table:table-cell>
          <table:table-cell office:value-type="float" office:value="9216" table:style-name="ce1">
            <text:p>9216</text:p>
          </table:table-cell>
          <table:table-cell office:value-type="float" office:value="5376" table:style-name="ce1">
            <text:p>5376</text:p>
          </table:table-cell>
          <table:table-cell office:value-type="float" office:value="12961" table:style-name="ce1">
            <text:p>12961</text:p>
          </table:table-cell>
          <table:table-cell office:value-type="float" office:value="21504" table:style-name="ce1">
            <text:p>21504</text:p>
          </table:table-cell>
          <table:table-cell office:value-type="float" office:value="361" table:style-name="ce1">
            <text:p>36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921" table:style-name="ce1">
            <text:p>25921</text:p>
          </table:table-cell>
          <table:table-cell office:value-type="float" office:value="36864" table:style-name="ce1">
            <text:p>36864</text:p>
          </table:table-cell>
          <table:table-cell office:value-type="float" office:value="36864" table:style-name="ce1">
            <text:p>36864</text:p>
          </table:table-cell>
          <table:table-cell office:value-type="float" office:value="21504" table:style-name="ce1">
            <text:p>21504</text:p>
          </table:table-cell>
          <table:table-cell office:value-type="float" office:value="51521" table:style-name="ce1">
            <text:p>51521</text:p>
          </table:table-cell>
          <table:table-cell office:value-type="float" office:value="86016" table:style-name="ce1">
            <text:p>86016</text:p>
          </table:table-cell>
          <table:table-cell office:value-type="float" office:value="1225" table:style-name="ce1">
            <text:p>122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3041" table:style-name="ce1">
            <text:p>103041</text:p>
          </table:table-cell>
          <table:table-cell office:value-type="float" office:value="147456" table:style-name="ce1">
            <text:p>147456</text:p>
          </table:table-cell>
          <table:table-cell office:value-type="float" office:value="147456" table:style-name="ce1">
            <text:p>147456</text:p>
          </table:table-cell>
          <table:table-cell office:value-type="float" office:value="86016" table:style-name="ce1">
            <text:p>86016</text:p>
          </table:table-cell>
          <table:table-cell office:value-type="float" office:value="205441" table:style-name="ce1">
            <text:p>205441</text:p>
          </table:table-cell>
          <table:table-cell office:value-type="float" office:value="0" table:style-name="ce1">
            <text:p>0</text:p>
          </table:table-cell>
          <table:table-cell office:value-type="float" office:value="4489" table:style-name="ce1">
            <text:p>4489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10881" table:style-name="ce1">
            <text:p>410881</text:p>
          </table:table-cell>
          <table:table-cell office:value-type="string" table:style-name="ce1">
            <text:p>0</text:p>
          </table:table-cell>
          <table:table-cell office:value-type="float" office:value="589824" table:style-name="ce1">
            <text:p>589824</text:p>
          </table:table-cell>
          <table:table-cell office:value-type="float" office:value="0" table:style-name="ce1">
            <text:p>0</text:p>
          </table:table-cell>
          <table:table-cell office:value-type="float" office:value="820481" table:style-name="ce1">
            <text:p>820481</text:p>
          </table:table-cell>
          <table:table-cell office:value-type="float" office:value="0" table:style-name="ce1">
            <text:p>0</text:p>
          </table:table-cell>
          <table:table-cell office:value-type="float" office:value="17161" table:style-name="ce1">
            <text:p>1716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40961" table:style-name="ce1">
            <text:p>1640961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081" table:style-name="ce1">
            <text:p>6708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558721" table:style-name="ce1">
            <text:p>6558721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225" table:style-name="ce1">
            <text:p>265225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4">
            <text:p>grad and 2ndd</text:p>
          </table:table-cell>
          <table:table-cell office:value-type="string" table:number-columns-spanned="4" table:number-rows-spanned="1" table:style-name="ce20">
            <text:p>deal.ii</text:p>
          </table:table-cell>
          <table:covered-table-cell table:number-columns-repeated="3"/>
          <table:table-cell office:value-type="string" table:number-columns-spanned="2" table:number-rows-spanned="1" table:style-name="ce20">
            <text:p>FEniCS</text:p>
          </table:table-cell>
          <table:covered-table-cell/>
          <table:table-cell office:value-type="string" table:style-name="ce19">
            <text:p>G+Smo</text:p>
          </table:table-cell>
          <table:table-cell table:number-columns-repeated="16376"/>
        </table:table-row>
        <table:table-row table:style-name="ro1">
          <table:table-cell office:value-type="string" table:style-name="ce15">
            <text:p>n_refine</text:p>
          </table:table-cell>
          <table:table-cell office:value-type="string" table:style-name="ce16">
            <text:p>P5</text:p>
          </table:table-cell>
          <table:table-cell office:value-type="string" table:style-name="ce2">
            <text:p>P4P3</text:p>
          </table:table-cell>
          <table:table-cell office:value-type="string" table:style-name="ce2">
            <text:p>RT4P4</text:p>
          </table:table-cell>
          <table:table-cell office:value-type="string" table:style-name="ce2">
            <text:p>BDM4Q3</text:p>
          </table:table-cell>
          <table:table-cell office:value-type="string" table:style-name="ce3">
            <text:p>P5</text:p>
          </table:table-cell>
          <table:table-cell office:value-type="string" table:style-name="ce2">
            <text:p>BDM4Q3</text:p>
          </table:table-cell>
          <table:table-cell office:value-type="string" table:style-name="ce3">
            <text:p>deg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1" table:style-name="ce1">
            <text:p>121</text:p>
          </table:table-cell>
          <table:table-cell office:value-type="float" office:value="162" table:style-name="ce1">
            <text:p>162</text:p>
          </table:table-cell>
          <table:table-cell office:value-type="float" office:value="220" table:style-name="ce1">
            <text:p>220</text:p>
          </table:table-cell>
          <table:table-cell office:value-type="float" office:value="108" table:style-name="ce1">
            <text:p>108</text:p>
          </table:table-cell>
          <table:table-cell office:value-type="float" office:value="221" table:style-name="ce1">
            <text:p>221</text:p>
          </table:table-cell>
          <table:table-cell office:value-type="float" office:value="380" table:style-name="ce1">
            <text:p>380</text:p>
          </table:table-cell>
          <table:table-cell office:value-type="float" office:value="25" table:style-name="ce1">
            <text:p>2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41" table:style-name="ce1">
            <text:p>441</text:p>
          </table:table-cell>
          <table:table-cell office:value-type="float" office:value="578" table:style-name="ce1">
            <text:p>578</text:p>
          </table:table-cell>
          <table:table-cell office:value-type="float" office:value="840" table:style-name="ce1">
            <text:p>840</text:p>
          </table:table-cell>
          <table:table-cell office:value-type="float" office:value="392" table:style-name="ce1">
            <text:p>392</text:p>
          </table:table-cell>
          <table:table-cell office:value-type="float" office:value="841" table:style-name="ce1">
            <text:p>841</text:p>
          </table:table-cell>
          <table:table-cell office:value-type="float" office:value="1480" table:style-name="ce1">
            <text:p>1480</text:p>
          </table:table-cell>
          <table:table-cell office:value-type="float" office:value="49" table:style-name="ce1">
            <text:p>4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81" table:style-name="ce1">
            <text:p>1681</text:p>
          </table:table-cell>
          <table:table-cell office:value-type="float" office:value="2178" table:style-name="ce1">
            <text:p>2178</text:p>
          </table:table-cell>
          <table:table-cell office:value-type="float" office:value="3280" table:style-name="ce1">
            <text:p>3280</text:p>
          </table:table-cell>
          <table:table-cell office:value-type="float" office:value="1488" table:style-name="ce1">
            <text:p>1488</text:p>
          </table:table-cell>
          <table:table-cell office:value-type="float" office:value="3281" table:style-name="ce1">
            <text:p>3281</text:p>
          </table:table-cell>
          <table:table-cell office:value-type="float" office:value="5840" table:style-name="ce1">
            <text:p>5840</text:p>
          </table:table-cell>
          <table:table-cell office:value-type="float" office:value="121" table:style-name="ce1">
            <text:p>121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561" table:style-name="ce1">
            <text:p>6561</text:p>
          </table:table-cell>
          <table:table-cell office:value-type="float" office:value="8450" table:style-name="ce1">
            <text:p>8450</text:p>
          </table:table-cell>
          <table:table-cell office:value-type="float" office:value="12960" table:style-name="ce1">
            <text:p>12960</text:p>
          </table:table-cell>
          <table:table-cell office:value-type="float" office:value="5792" table:style-name="ce1">
            <text:p>5792</text:p>
          </table:table-cell>
          <table:table-cell office:value-type="float" office:value="12961" table:style-name="ce1">
            <text:p>12961</text:p>
          </table:table-cell>
          <table:table-cell office:value-type="float" office:value="23200" table:style-name="ce1">
            <text:p>23200</text:p>
          </table:table-cell>
          <table:table-cell office:value-type="float" office:value="361" table:style-name="ce1">
            <text:p>361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921" table:style-name="ce1">
            <text:p>25921</text:p>
          </table:table-cell>
          <table:table-cell office:value-type="float" office:value="33282" table:style-name="ce1">
            <text:p>33282</text:p>
          </table:table-cell>
          <table:table-cell office:value-type="float" office:value="51520" table:style-name="ce1">
            <text:p>51520</text:p>
          </table:table-cell>
          <table:table-cell office:value-type="float" office:value="22848" table:style-name="ce1">
            <text:p>22848</text:p>
          </table:table-cell>
          <table:table-cell office:value-type="float" office:value="51521" table:style-name="ce1">
            <text:p>51521</text:p>
          </table:table-cell>
          <table:table-cell office:value-type="float" office:value="92480" table:style-name="ce1">
            <text:p>92480</text:p>
          </table:table-cell>
          <table:table-cell office:value-type="float" office:value="1225" table:style-name="ce1">
            <text:p>1225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3041" table:style-name="ce1">
            <text:p>103041</text:p>
          </table:table-cell>
          <table:table-cell office:value-type="float" office:value="132098" table:style-name="ce1">
            <text:p>132098</text:p>
          </table:table-cell>
          <table:table-cell office:value-type="float" office:value="205440" table:style-name="ce1">
            <text:p>205440</text:p>
          </table:table-cell>
          <table:table-cell office:value-type="float" office:value="90752" table:style-name="ce1">
            <text:p>90752</text:p>
          </table:table-cell>
          <table:table-cell office:value-type="float" office:value="205441" table:style-name="ce1">
            <text:p>205441</text:p>
          </table:table-cell>
          <table:table-cell office:value-type="float" office:value="0" table:style-name="ce1">
            <text:p>0</text:p>
          </table:table-cell>
          <table:table-cell office:value-type="float" office:value="4489" table:style-name="ce1">
            <text:p>4489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10881" table:style-name="ce1">
            <text:p>410881</text:p>
          </table:table-cell>
          <table:table-cell office:value-type="float" office:value="526338" table:style-name="ce1">
            <text:p>526338</text:p>
          </table:table-cell>
          <table:table-cell office:value-type="float" office:value="820480" table:style-name="ce1">
            <text:p>820480</text:p>
          </table:table-cell>
          <table:table-cell office:value-type="float" office:value="0" table:style-name="ce1">
            <text:p>0</text:p>
          </table:table-cell>
          <table:table-cell office:value-type="float" office:value="820481" table:style-name="ce1">
            <text:p>820481</text:p>
          </table:table-cell>
          <table:table-cell office:value-type="float" office:value="0" table:style-name="ce1">
            <text:p>0</text:p>
          </table:table-cell>
          <table:table-cell office:value-type="float" office:value="17161" table:style-name="ce1">
            <text:p>17161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40961" table:style-name="ce1">
            <text:p>1640961</text:p>
          </table:table-cell>
          <table:table-cell office:value-type="string" table:style-name="ce1">
            <text:p>0</text:p>
          </table:table-cell>
          <table:table-cell office:value-type="float" office:value="3279360" table:style-name="ce1">
            <text:p>3279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081" table:style-name="ce1">
            <text:p>67081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558721" table:style-name="ce1">
            <text:p>6558721</text:p>
          </table:table-cell>
          <table:table-cell office:value-type="string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5225" table:style-name="ce1">
            <text:p>265225</text:p>
          </table:table-cell>
          <table:table-cell table:number-columns-repeated="16376"/>
        </table:table-row>
        <table:table-row table:number-rows-repeated="1048551" table:style-name="ro1">
          <table:table-cell table:number-columns-repeated="16384"/>
        </table:table-row>
      </table:table>
      <table:table table:name="ncond" table:style-name="ta1">
        <table:table-column table:style-name="co1" table:number-columns-repeated="4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ref</text:p>
          </table:table-cell>
          <table:table-cell office:value-type="string" table:style-name="ce1">
            <text:p>std</text:p>
          </table:table-cell>
          <table:table-cell office:value-type="string" table:style-name="ce1">
            <text:p>P6P5</text:p>
          </table:table-cell>
          <table:table-cell office:value-type="string" table:style-name="ce1">
            <text:p>P4P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5.22999999999999" table:style-name="ce4">
            <text:p>135.23</text:p>
          </table:table-cell>
          <table:table-cell office:value-type="float" office:value="991.1" table:style-name="ce5">
            <text:p>9.91E+02</text:p>
          </table:table-cell>
          <table:table-cell office:value-type="float" office:value="343.16" table:style-name="ce1">
            <text:p>343.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8.23" table:style-name="ce4">
            <text:p>508.23</text:p>
          </table:table-cell>
          <table:table-cell office:value-type="float" office:value="2540.5" table:style-name="ce5">
            <text:p>2.54E+03</text:p>
          </table:table-cell>
          <table:table-cell office:value-type="float" office:value="868.18" table:style-name="ce1">
            <text:p>868.1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83.6" table:style-name="ce4">
            <text:p>1983.6</text:p>
          </table:table-cell>
          <table:table-cell office:value-type="float" office:value="5444.7" table:style-name="ce5">
            <text:p>5.44E+03</text:p>
          </table:table-cell>
          <table:table-cell office:value-type="float" office:value="1930.3" table:style-name="ce1">
            <text:p>1930.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826.7" table:style-name="ce4">
            <text:p>7826.7</text:p>
          </table:table-cell>
          <table:table-cell office:value-type="float" office:value="10889.4" table:formula="of:=[.C4]*2" table:style-name="ce6">
            <text:p>1.09E+04</text:p>
          </table:table-cell>
          <table:table-cell office:value-type="float" office:value="3936.7" table:style-name="ce1">
            <text:p>3936.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1306.799999999999" table:formula="of:=[.B5]*4" table:style-name="ce7">
            <text:p>31306.8</text:p>
          </table:table-cell>
          <table:table-cell office:value-type="float" office:value="21778.799999999999" table:formula="of:=[.C5]*2" table:style-name="ce6">
            <text:p>2.18E+04</text:p>
          </table:table-cell>
          <table:table-cell office:value-type="float" office:value="7873.4" table:formula="of:=[.D5]*2" table:style-name="ce8">
            <text:p>7873.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5227.2" table:formula="of:=[.B6]*4" table:style-name="ce7">
            <text:p>125227.2</text:p>
          </table:table-cell>
          <table:table-cell office:value-type="float" office:value="43557.599999999999" table:formula="of:=[.C6]*2" table:style-name="ce6">
            <text:p>4.36E+04</text:p>
          </table:table-cell>
          <table:table-cell office:value-type="float" office:value="15746.8" table:formula="of:=[.D6]*2" table:style-name="ce8">
            <text:p>15746.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00908.79999999999" table:formula="of:=[.B7]*4" table:style-name="ce7">
            <text:p>500908.8</text:p>
          </table:table-cell>
          <table:table-cell office:value-type="float" office:value="87115.199999999997" table:formula="of:=[.C7]*2" table:style-name="ce6">
            <text:p>8.71E+04</text:p>
          </table:table-cell>
          <table:table-cell office:value-type="float" office:value="31493.599999999999" table:formula="of:=[.D7]*2" table:style-name="ce8">
            <text:p>31493.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03635.2" table:formula="of:=[.B8]*4" table:style-name="ce7">
            <text:p>2003635.2</text:p>
          </table:table-cell>
          <table:table-cell office:value-type="float" office:value="174230.39999999999" table:formula="of:=[.C8]*2" table:style-name="ce6">
            <text:p>1.74E+05</text:p>
          </table:table-cell>
          <table:table-cell office:value-type="float" office:value="62987.199999999997" table:formula="of:=[.D8]*2" table:style-name="ce8">
            <text:p>62987.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014540.7999999998" table:formula="of:=[.B9]*4" table:style-name="ce7">
            <text:p>8014540.8</text:p>
          </table:table-cell>
          <table:table-cell office:value-type="float" office:value="348460.79999999999" table:formula="of:=[.C9]*2" table:style-name="ce6">
            <text:p>3.48E+05</text:p>
          </table:table-cell>
          <table:table-cell office:value-type="float" office:value="125974.39999999999" table:formula="of:=[.D9]*2" table:style-name="ce8">
            <text:p>125974.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058163.199999999" table:formula="of:=[.B10]*4" table:style-name="ce7">
            <text:p>32058163.2</text:p>
          </table:table-cell>
          <table:table-cell office:value-type="float" office:value="696921.59999999998" table:formula="of:=[.C10]*2" table:style-name="ce6">
            <text:p>6.97E+05</text:p>
          </table:table-cell>
          <table:table-cell office:value-type="float" office:value="251948.79999999999" table:formula="of:=[.D10]*2" table:style-name="ce8">
            <text:p>251948.8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error" table:style-name="ta1">
        <table:table-column table:style-name="co1" table:number-columns-repeated="17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9"/>
          <table:table-cell office:value-type="string" table:style-name="ce10">
            <text:p>u</text:p>
          </table:table-cell>
          <table:table-cell table:number-columns-repeated="4" table:style-name="ce10"/>
          <table:table-cell table:style-name="ce1"/>
          <table:table-cell office:value-type="string" table:style-name="ce1">
            <text:p>direct solution p=5 for the solution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p5_dealii</text:p>
          </table:table-cell>
          <table:table-cell office:value-type="string" table:style-name="ce1">
            <text:p>mix_rt5p5disc</text:p>
          </table:table-cell>
          <table:table-cell office:value-type="string" table:style-name="ce1">
            <text:p>mix_bdm6q5disc</text:p>
          </table:table-cell>
          <table:table-cell office:value-type="string" table:style-name="ce1">
            <text:p>p5_fenics</text:p>
          </table:table-cell>
          <table:table-cell office:value-type="string" table:style-name="ce1">
            <text:p>bdm6q5_fenics</text:p>
          </table:table-cell>
          <table:table-cell table:style-name="ce1"/>
          <table:table-cell office:value-type="string" table:style-name="ce1">
            <text:p>std</text:p>
          </table:table-cell>
          <table:table-cell office:value-type="string" table:style-name="ce1">
            <text:p>mix_PpPp-1disc</text:p>
          </table:table-cell>
          <table:table-cell office:value-type="string" table:style-name="ce1">
            <text:p>mix_RTpPpdisc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.1862400000000002E-7" table:style-name="ce9">
            <text:p>7.19E-007</text:p>
          </table:table-cell>
          <table:table-cell office:value-type="float" office:value="7.2049300000000004E-7" table:style-name="ce9">
            <text:p>7.20E-007</text:p>
          </table:table-cell>
          <table:table-cell office:value-type="float" office:value="7.0749099999999997E-7" table:style-name="ce9">
            <text:p>7.07E-007</text:p>
          </table:table-cell>
          <table:table-cell office:value-type="float" office:value="2.5499999999999999E-7" table:style-name="ce9">
            <text:p>2.55E-007</text:p>
          </table:table-cell>
          <table:table-cell office:value-type="float" office:value="1.43E-7" table:style-name="ce5">
            <text:p>1.43E-07</text:p>
          </table:table-cell>
          <table:table-cell table:style-name="ce1"/>
          <table:table-cell office:value-type="float" office:value="7.1862400000000002E-7" table:style-name="ce9">
            <text:p>7.19E-007</text:p>
          </table:table-cell>
          <table:table-cell office:value-type="float" office:value="7.2064780338040293E-7" table:style-name="ce1">
            <text:p>7.20648E-07</text:p>
          </table:table-cell>
          <table:table-cell office:value-type="float" office:value="7.3443538076879169E-7" table:style-name="ce1">
            <text:p>7.34435E-07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2867E-8" table:style-name="ce9">
            <text:p>1.23E-008</text:p>
          </table:table-cell>
          <table:table-cell office:value-type="float" office:value="1.23433E-8" table:style-name="ce9">
            <text:p>1.23E-008</text:p>
          </table:table-cell>
          <table:table-cell office:value-type="float" office:value="1.2117199999999999E-8" table:style-name="ce9">
            <text:p>1.21E-008</text:p>
          </table:table-cell>
          <table:table-cell office:value-type="float" office:value="4.49E-9" table:style-name="ce5">
            <text:p>4.49E-09</text:p>
          </table:table-cell>
          <table:table-cell office:value-type="float" office:value="2.4100000000000002E-9" table:style-name="ce5">
            <text:p>2.41E-09</text:p>
          </table:table-cell>
          <table:table-cell table:style-name="ce1"/>
          <table:table-cell office:value-type="float" office:value="1.22867E-8" table:style-name="ce9">
            <text:p>1.23E-008</text:p>
          </table:table-cell>
          <table:table-cell office:value-type="float" office:value="1.218954459848275E-8" table:style-name="ce1">
            <text:p>1.21895E-08</text:p>
          </table:table-cell>
          <table:table-cell office:value-type="float" office:value="1.2420393609467455E-8" table:style-name="ce1">
            <text:p>1.24204E-08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9429399999999999E-10" table:style-name="ce9">
            <text:p>1.94E-010</text:p>
          </table:table-cell>
          <table:table-cell office:value-type="float" office:value="1.9533300000000001E-10" table:style-name="ce9">
            <text:p>1.95E-010</text:p>
          </table:table-cell>
          <table:table-cell office:value-type="float" office:value="1.92192E-10" table:style-name="ce9">
            <text:p>1.92E-010</text:p>
          </table:table-cell>
          <table:table-cell office:value-type="float" office:value="7.0899999999999996E-11" table:style-name="ce5">
            <text:p>7.09E-11</text:p>
          </table:table-cell>
          <table:table-cell office:value-type="float" office:value="3.79E-11" table:style-name="ce5">
            <text:p>3.79E-11</text:p>
          </table:table-cell>
          <table:table-cell table:style-name="ce1"/>
          <table:table-cell office:value-type="float" office:value="1.9429399999999999E-10" table:style-name="ce9">
            <text:p>1.94E-010</text:p>
          </table:table-cell>
          <table:table-cell office:value-type="float" office:value="1.92022783131091E-10" table:style-name="ce1">
            <text:p>1.92023E-10</text:p>
          </table:table-cell>
          <table:table-cell office:value-type="float" office:value="1.9564431796441214E-10" table:style-name="ce1">
            <text:p>1.95644E-10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0557500000000002E-12" table:style-name="ce9">
            <text:p>3.06E-012</text:p>
          </table:table-cell>
          <table:table-cell office:value-type="float" office:value="3.0611500000000001E-12" table:style-name="ce9">
            <text:p>3.06E-012</text:p>
          </table:table-cell>
          <table:table-cell office:value-type="float" office:value="3.54275E-12" table:style-name="ce9">
            <text:p>3.54E-012</text:p>
          </table:table-cell>
          <table:table-cell office:value-type="float" office:value="2.9000000000000002E-12" table:style-name="ce5">
            <text:p>2.90E-12</text:p>
          </table:table-cell>
          <table:table-cell office:value-type="float" office:value="5.9100000000000001E-13" table:style-name="ce5">
            <text:p>5.91E-13</text:p>
          </table:table-cell>
          <table:table-cell table:style-name="ce1"/>
          <table:table-cell office:value-type="float" office:value="3.0557500000000002E-12" table:style-name="ce9">
            <text:p>3.06E-012</text:p>
          </table:table-cell>
          <table:table-cell office:value-type="float" office:value="3.0097999957520434E-12" table:style-name="ce1">
            <text:p>3.0098E-12</text:p>
          </table:table-cell>
          <table:table-cell office:value-type="float" office:value="3.0649649906444285E-12" table:style-name="ce1">
            <text:p>3.06496E-12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00484E-12" table:style-name="ce9">
            <text:p>1.00E-012</text:p>
          </table:table-cell>
          <table:table-cell office:value-type="float" office:value="4.7908299999999998E-14" table:style-name="ce9">
            <text:p>4.79E-014</text:p>
          </table:table-cell>
          <table:table-cell office:value-type="float" office:value="1.08704E-12" table:style-name="ce9">
            <text:p>1.09E-012</text:p>
          </table:table-cell>
          <table:table-cell office:value-type="float" office:value="1.36E-11" table:style-name="ce5">
            <text:p>1.36E-11</text:p>
          </table:table-cell>
          <table:table-cell office:value-type="float" office:value="1.1399999999999999E-13" table:style-name="ce5">
            <text:p>1.14E-13</text:p>
          </table:table-cell>
          <table:table-cell table:style-name="ce1"/>
          <table:table-cell office:value-type="float" office:value="1.00484E-12" table:style-name="ce9">
            <text:p>1.00E-012</text:p>
          </table:table-cell>
          <table:table-cell office:value-type="float" office:value="4.8473548835678416E-13" table:style-name="ce1">
            <text:p>4.84735E-13</text:p>
          </table:table-cell>
          <table:table-cell office:value-type="float" office:value="2.5011026498304704E-13" table:style-name="ce1">
            <text:p>2.5011E-13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.49393E-12" table:style-name="ce9">
            <text:p>4.49E-012</text:p>
          </table:table-cell>
          <table:table-cell office:value-type="float" office:value="1.4084899999999999E-15" table:style-name="ce9">
            <text:p>1.41E-015</text:p>
          </table:table-cell>
          <table:table-cell office:value-type="float" office:value="8.1618999999999998E-13" table:style-name="ce5">
            <text:p>8.16E-13</text:p>
          </table:table-cell>
          <table:table-cell office:value-type="float" office:value="5.3799999999999998E-11" table:style-name="ce5">
            <text:p>5.38E-11</text:p>
          </table:table-cell>
          <table:table-cell office:value-type="float" office:value="0" table:style-name="ce5">
            <text:p>0.00E+00</text:p>
          </table:table-cell>
          <table:table-cell table:style-name="ce1"/>
          <table:table-cell office:value-type="float" office:value="4.49393E-12" table:style-name="ce9">
            <text:p>4.49E-012</text:p>
          </table:table-cell>
          <table:table-cell office:value-type="float" office:value="1.3500927945272141E-12" table:style-name="ce1">
            <text:p>1.35009E-12</text:p>
          </table:table-cell>
          <table:table-cell office:value-type="float" office:value="5.0497596429937151E-13" table:style-name="ce1">
            <text:p>5.04976E-13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2211099999999999E-11" table:style-name="ce9">
            <text:p>2.22E-011</text:p>
          </table:table-cell>
          <table:table-cell office:value-type="float" office:value="2.1098799999999999E-15" table:style-name="ce9">
            <text:p>2.11E-015</text:p>
          </table:table-cell>
          <table:table-cell office:value-type="string" table:style-name="ce9">
            <text:p>0</text:p>
          </table:table-cell>
          <table:table-cell office:value-type="float" office:value="2.1299999999999999E-10" table:style-name="ce5">
            <text:p>2.13E-10</text:p>
          </table:table-cell>
          <table:table-cell office:value-type="float" office:value="0" table:style-name="ce5">
            <text:p>0.00E+00</text:p>
          </table:table-cell>
          <table:table-cell table:style-name="ce1"/>
          <table:table-cell office:value-type="float" office:value="2.2211099999999999E-11" table:style-name="ce9">
            <text:p>2.22E-011</text:p>
          </table:table-cell>
          <table:table-cell office:value-type="float" office:value="0" table:style-name="ce1">
            <text:p>0</text:p>
          </table:table-cell>
          <table:table-cell office:value-type="float" office:value="1.0282721646011889E-12" table:style-name="ce1">
            <text:p>1.02827E-12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02662E-10" table:style-name="ce9">
            <text:p>1.03E-010</text:p>
          </table:table-cell>
          <table:table-cell office:value-type="float" office:value="0" table:style-name="ce9">
            <text:p>0.00E+000</text:p>
          </table:table-cell>
          <table:table-cell office:value-type="string" table:style-name="ce9">
            <text:p>0</text:p>
          </table:table-cell>
          <table:table-cell office:value-type="float" office:value="0" table:style-name="ce5">
            <text:p>0.00E+00</text:p>
          </table:table-cell>
          <table:table-cell office:value-type="float" office:value="0" table:style-name="ce5">
            <text:p>0.00E+00</text:p>
          </table:table-cell>
          <table:table-cell table:style-name="ce1"/>
          <table:table-cell office:value-type="float" office:value="1.02662E-10" table:style-name="ce9">
            <text:p>1.03E-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0815599999999998E-10" table:style-name="ce9">
            <text:p>4.08E-010</text:p>
          </table:table-cell>
          <table:table-cell office:value-type="float" office:value="0" table:style-name="ce9">
            <text:p>0.00E+000</text:p>
          </table:table-cell>
          <table:table-cell office:value-type="string" table:style-name="ce9">
            <text:p>0</text:p>
          </table:table-cell>
          <table:table-cell office:value-type="float" office:value="0" table:style-name="ce9">
            <text:p>0.00E+000</text:p>
          </table:table-cell>
          <table:table-cell office:value-type="float" office:value="0" table:style-name="ce5">
            <text:p>0.00E+00</text:p>
          </table:table-cell>
          <table:table-cell table:style-name="ce1"/>
          <table:table-cell office:value-type="float" office:value="4.0815599999999998E-10" table:style-name="ce9">
            <text:p>4.08E-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 table:number-columns-repeated="5" table:style-name="ce9"/>
          <table:table-cell table:style-name="ce5"/>
          <table:table-cell table:style-name="ce9"/>
          <table:table-cell office:value-type="float" office:value="0" table:style-name="ce9">
            <text:p>0.00E+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9"/>
          <table:table-cell table:number-columns-repeated="16367"/>
        </table:table-row>
        <table:table-row table:style-name="ro1">
          <table:table-cell table:number-columns-repeated="17" table:style-name="ce9"/>
          <table:table-cell table:number-columns-repeated="16367"/>
        </table:table-row>
        <table:table-row table:style-name="ro1">
          <table:table-cell table:style-name="ce1"/>
          <table:table-cell office:value-type="string" table:style-name="ce11">
            <text:p>du</text:p>
          </table:table-cell>
          <table:table-cell table:number-columns-repeated="4" table:style-name="ce12"/>
          <table:table-cell table:number-columns-repeated="11" table:style-name="ce9"/>
          <table:table-cell table:number-columns-repeated="16367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p5_dealii</text:p>
          </table:table-cell>
          <table:table-cell office:value-type="string" table:style-name="ce1">
            <text:p>mix_rt4p4disc</text:p>
          </table:table-cell>
          <table:table-cell office:value-type="string" table:style-name="ce1">
            <text:p>mix_bdm4q3disc</text:p>
          </table:table-cell>
          <table:table-cell office:value-type="string" table:style-name="ce1">
            <text:p>p5_fenics</text:p>
          </table:table-cell>
          <table:table-cell office:value-type="string" table:style-name="ce1">
            <text:p>bdm4q3_fenics</text:p>
          </table:table-cell>
          <table:table-cell table:number-columns-repeated="11" table:style-name="ce9"/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.19878E-5" table:style-name="ce9">
            <text:p>2.20E-005</text:p>
          </table:table-cell>
          <table:table-cell office:value-type="float" office:value="0" table:style-name="ce9">
            <text:p>0.00E+000</text:p>
          </table:table-cell>
          <table:table-cell office:value-type="float" office:value="3.1193199999999998E-5" table:style-name="ce9">
            <text:p>3.12E-005</text:p>
          </table:table-cell>
          <table:table-cell office:value-type="float" office:value="8.3599999999999996E-6" table:style-name="ce5">
            <text:p>8.36E-06</text:p>
          </table:table-cell>
          <table:table-cell office:value-type="float" office:value="9.8200000000000008E-6" table:style-name="ce5">
            <text:p>9.82E-06</text:p>
          </table:table-cell>
          <table:table-cell table:number-columns-repeated="11" table:style-name="ce9"/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.5160999999999999E-7" table:style-name="ce9">
            <text:p>7.52E-007</text:p>
          </table:table-cell>
          <table:table-cell office:value-type="float" office:value="0" table:style-name="ce9">
            <text:p>0.00E+000</text:p>
          </table:table-cell>
          <table:table-cell office:value-type="float" office:value="1.06768E-6" table:style-name="ce9">
            <text:p>1.07E-006</text:p>
          </table:table-cell>
          <table:table-cell office:value-type="float" office:value="2.8299999999999998E-7" table:style-name="ce5">
            <text:p>2.83E-07</text:p>
          </table:table-cell>
          <table:table-cell office:value-type="float" office:value="3.1699999999999999E-7" table:style-name="ce5">
            <text:p>3.17E-07</text:p>
          </table:table-cell>
          <table:table-cell table:number-columns-repeated="11" table:style-name="ce9"/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775299999999999E-8" table:style-name="ce9">
            <text:p>2.38E-008</text:p>
          </table:table-cell>
          <table:table-cell office:value-type="float" office:value="0" table:style-name="ce9">
            <text:p>0.00E+000</text:p>
          </table:table-cell>
          <table:table-cell office:value-type="float" office:value="3.37851E-8" table:style-name="ce9">
            <text:p>3.38E-008</text:p>
          </table:table-cell>
          <table:table-cell office:value-type="float" office:value="8.9399999999999993E-9" table:style-name="ce5">
            <text:p>8.94E-09</text:p>
          </table:table-cell>
          <table:table-cell office:value-type="float" office:value="9.9200000000000005E-9" table:style-name="ce5">
            <text:p>9.92E-09</text:p>
          </table:table-cell>
          <table:table-cell table:number-columns-repeated="11" table:style-name="ce9"/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4504499999999998E-10" table:style-name="ce9">
            <text:p>7.45E-010</text:p>
          </table:table-cell>
          <table:table-cell office:value-type="float" office:value="0" table:style-name="ce9">
            <text:p>0.00E+000</text:p>
          </table:table-cell>
          <table:table-cell office:value-type="float" office:value="1.0587999999999999E-9" table:style-name="ce9">
            <text:p>1.06E-009</text:p>
          </table:table-cell>
          <table:table-cell office:value-type="float" office:value="2.8000000000000002E-10" table:style-name="ce5">
            <text:p>2.80E-10</text:p>
          </table:table-cell>
          <table:table-cell office:value-type="float" office:value="3.1000000000000002E-10" table:style-name="ce5">
            <text:p>3.10E-10</text:p>
          </table:table-cell>
          <table:table-cell table:number-columns-repeated="11" table:style-name="ce9"/>
          <table:table-cell table:number-columns-repeated="1636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3529999999999998E-11" table:style-name="ce9">
            <text:p>2.35E-011</text:p>
          </table:table-cell>
          <table:table-cell office:value-type="float" office:value="0" table:style-name="ce9">
            <text:p>0.00E+000</text:p>
          </table:table-cell>
          <table:table-cell office:value-type="float" office:value="3.3116000000000002E-11" table:style-name="ce9">
            <text:p>3.31E-011</text:p>
          </table:table-cell>
          <table:table-cell office:value-type="float" office:value="4.4000000000000003E-11" table:style-name="ce5">
            <text:p>4.40E-11</text:p>
          </table:table-cell>
          <table:table-cell office:value-type="float" office:value="5.1000000000000002E-9" table:style-name="ce5">
            <text:p>5.10E-09</text:p>
          </table:table-cell>
          <table:table-cell table:number-columns-repeated="11" table:style-name="ce9"/>
          <table:table-cell table:number-columns-repeated="1636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42454E-11" table:style-name="ce9">
            <text:p>1.42E-011</text:p>
          </table:table-cell>
          <table:table-cell office:value-type="float" office:value="0" table:style-name="ce9">
            <text:p>0.00E+000</text:p>
          </table:table-cell>
          <table:table-cell office:value-type="float" office:value="1.57638E-12" table:style-name="ce9">
            <text:p>1.58E-012</text:p>
          </table:table-cell>
          <table:table-cell office:value-type="float" office:value="1.7000000000000001E-10" table:style-name="ce5">
            <text:p>1.70E-10</text:p>
          </table:table-cell>
          <table:table-cell office:value-type="float" office:value="0" table:style-name="ce5">
            <text:p>0.00E+00</text:p>
          </table:table-cell>
          <table:table-cell table:number-columns-repeated="11" table:style-name="ce9"/>
          <table:table-cell table:number-columns-repeated="1636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.0352300000000004E-11" table:style-name="ce9">
            <text:p>7.04E-011</text:p>
          </table:table-cell>
          <table:table-cell office:value-type="float" office:value="0" table:style-name="ce9">
            <text:p>0.00E+000</text:p>
          </table:table-cell>
          <table:table-cell office:value-type="string" table:style-name="ce9">
            <text:p>0</text:p>
          </table:table-cell>
          <table:table-cell office:value-type="float" office:value="6.7299999999999995E-10" table:style-name="ce5">
            <text:p>6.73E-10</text:p>
          </table:table-cell>
          <table:table-cell office:value-type="float" office:value="0" table:style-name="ce5">
            <text:p>0.00E+00</text:p>
          </table:table-cell>
          <table:table-cell table:style-name="ce9"/>
          <table:table-cell table:number-columns-repeated="4" table:style-name="ce1"/>
          <table:table-cell table:style-name="ce9"/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.2360999999999998E-10" table:style-name="ce9">
            <text:p>3.24E-010</text:p>
          </table:table-cell>
          <table:table-cell office:value-type="float" office:value="0" table:style-name="ce9">
            <text:p>0.00E+000</text:p>
          </table:table-cell>
          <table:table-cell office:value-type="string" table:style-name="ce9">
            <text:p>0</text:p>
          </table:table-cell>
          <table:table-cell office:value-type="float" office:value="0" table:style-name="ce5">
            <text:p>0.00E+00</text:p>
          </table:table-cell>
          <table:table-cell office:value-type="float" office:value="0" table:style-name="ce5">
            <text:p>0.00E+00</text:p>
          </table:table-cell>
          <table:table-cell table:style-name="ce9"/>
          <table:table-cell table:number-columns-repeated="4" table:style-name="ce1"/>
          <table:table-cell table:style-name="ce9"/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2904300000000001E-9" table:style-name="ce9">
            <text:p>1.29E-009</text:p>
          </table:table-cell>
          <table:table-cell office:value-type="float" office:value="0" table:style-name="ce9">
            <text:p>0.00E+000</text:p>
          </table:table-cell>
          <table:table-cell office:value-type="string" table:style-name="ce9">
            <text:p>0</text:p>
          </table:table-cell>
          <table:table-cell office:value-type="float" office:value="0" table:style-name="ce5">
            <text:p>0.00E+00</text:p>
          </table:table-cell>
          <table:table-cell office:value-type="float" office:value="0" table:style-name="ce5">
            <text:p>0.00E+00</text:p>
          </table:table-cell>
          <table:table-cell table:style-name="ce9"/>
          <table:table-cell table:number-columns-repeated="4"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number-columns-repeated="4" table:style-name="ce9"/>
          <table:table-cell table:number-columns-repeated="2" table:style-name="ce5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7" table:style-name="ce9"/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3">
            <text:p>d2u</text:p>
          </table:table-cell>
          <table:table-cell table:number-columns-repeated="4" table:style-name="ce13"/>
          <table:table-cell table:number-columns-repeated="16378" table:style-name="ce1"/>
        </table:table-row>
        <table:table-row table:style-name="ro1">
          <table:table-cell office:value-type="string" table:style-name="ce1">
            <text:p>refinement level</text:p>
          </table:table-cell>
          <table:table-cell office:value-type="string" table:style-name="ce1">
            <text:p>p5_dealii</text:p>
          </table:table-cell>
          <table:table-cell office:value-type="string" table:style-name="ce1">
            <text:p>mix_rt4p4disc</text:p>
          </table:table-cell>
          <table:table-cell office:value-type="string" table:style-name="ce1">
            <text:p>mix_bdm4q3disc</text:p>
          </table:table-cell>
          <table:table-cell office:value-type="string" table:style-name="ce1">
            <text:p>p5_fenics</text:p>
          </table:table-cell>
          <table:table-cell office:value-type="string" table:style-name="ce1">
            <text:p>bdm4q3_fenics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2761E-3" table:style-name="ce9">
            <text:p>1.13E-003</text:p>
          </table:table-cell>
          <table:table-cell office:value-type="float" office:value="0" table:style-name="ce9">
            <text:p>0.00E+000</text:p>
          </table:table-cell>
          <table:table-cell office:value-type="float" office:value="1.30719E-3" table:style-name="ce9">
            <text:p>1.31E-003</text:p>
          </table:table-cell>
          <table:table-cell office:value-type="float" office:value="4.57E-4" table:style-name="ce5">
            <text:p>4.57E-04</text:p>
          </table:table-cell>
          <table:table-cell office:value-type="float" office:value="4.1899999999999999E-4" table:style-name="ce5">
            <text:p>4.19E-04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.7173600000000003E-5" table:style-name="ce9">
            <text:p>7.72E-005</text:p>
          </table:table-cell>
          <table:table-cell office:value-type="float" office:value="0" table:style-name="ce9">
            <text:p>0.00E+000</text:p>
          </table:table-cell>
          <table:table-cell office:value-type="float" office:value="8.9748300000000003E-5" table:style-name="ce9">
            <text:p>8.97E-005</text:p>
          </table:table-cell>
          <table:table-cell office:value-type="float" office:value="3.0899999999999999E-5" table:style-name="ce5">
            <text:p>3.09E-05</text:p>
          </table:table-cell>
          <table:table-cell office:value-type="float" office:value="2.8500000000000002E-5" table:style-name="ce5">
            <text:p>2.85E-05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.8853499999999997E-6" table:style-name="ce9">
            <text:p>4.89E-006</text:p>
          </table:table-cell>
          <table:table-cell office:value-type="float" office:value="0" table:style-name="ce9">
            <text:p>0.00E+000</text:p>
          </table:table-cell>
          <table:table-cell office:value-type="float" office:value="5.6865800000000002E-6" table:style-name="ce9">
            <text:p>5.69E-006</text:p>
          </table:table-cell>
          <table:table-cell office:value-type="float" office:value="1.95E-6" table:style-name="ce5">
            <text:p>1.95E-06</text:p>
          </table:table-cell>
          <table:table-cell office:value-type="float" office:value="1.7999999999999999E-6" table:style-name="ce5">
            <text:p>1.80E-06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.0623000000000001E-7" table:style-name="ce9">
            <text:p>3.06E-007</text:p>
          </table:table-cell>
          <table:table-cell office:value-type="float" office:value="0" table:style-name="ce9">
            <text:p>0.00E+000</text:p>
          </table:table-cell>
          <table:table-cell office:value-type="float" office:value="3.5653500000000001E-7" table:style-name="ce9">
            <text:p>3.57E-007</text:p>
          </table:table-cell>
          <table:table-cell office:value-type="float" office:value="1.2200000000000001E-7" table:style-name="ce5">
            <text:p>1.22E-07</text:p>
          </table:table-cell>
          <table:table-cell office:value-type="float" office:value="1.1300000000000001E-7" table:style-name="ce5">
            <text:p>1.13E-0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9158100000000001E-8" table:style-name="ce9">
            <text:p>1.92E-008</text:p>
          </table:table-cell>
          <table:table-cell office:value-type="float" office:value="0" table:style-name="ce9">
            <text:p>0.00E+000</text:p>
          </table:table-cell>
          <table:table-cell office:value-type="float" office:value="2.2302E-8" table:style-name="ce9">
            <text:p>2.23E-008</text:p>
          </table:table-cell>
          <table:table-cell office:value-type="float" office:value="7.6999999999999995E-9" table:style-name="ce5">
            <text:p>7.70E-09</text:p>
          </table:table-cell>
          <table:table-cell office:value-type="float" office:value="3.1200000000000002E-6" table:style-name="ce5">
            <text:p>3.12E-06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569299999999999E-9" table:style-name="ce9">
            <text:p>1.26E-009</text:p>
          </table:table-cell>
          <table:table-cell office:value-type="float" office:value="0" table:style-name="ce9">
            <text:p>0.00E+000</text:p>
          </table:table-cell>
          <table:table-cell office:value-type="float" office:value="1.67983E-9" table:style-name="ce9">
            <text:p>1.68E-009</text:p>
          </table:table-cell>
          <table:table-cell office:value-type="float" office:value="2.3600000000000001E-9" table:style-name="ce5">
            <text:p>2.36E-09</text:p>
          </table:table-cell>
          <table:table-cell office:value-type="float" office:value="0" table:style-name="ce5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13246E-9" table:style-name="ce9">
            <text:p>1.13E-009</text:p>
          </table:table-cell>
          <table:table-cell office:value-type="float" office:value="0" table:style-name="ce9">
            <text:p>0.00E+000</text:p>
          </table:table-cell>
          <table:table-cell office:value-type="string" table:style-name="ce9">
            <text:p>0</text:p>
          </table:table-cell>
          <table:table-cell office:value-type="float" office:value="9.1499999999999992E-9" table:style-name="ce5">
            <text:p>9.15E-09</text:p>
          </table:table-cell>
          <table:table-cell office:value-type="float" office:value="0" table:style-name="ce5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6713200000000004E-9" table:style-name="ce9">
            <text:p>4.67E-009</text:p>
          </table:table-cell>
          <table:table-cell office:value-type="float" office:value="0" table:style-name="ce9">
            <text:p>0.00E+000</text:p>
          </table:table-cell>
          <table:table-cell office:value-type="string" table:style-name="ce9">
            <text:p>0</text:p>
          </table:table-cell>
          <table:table-cell office:value-type="float" office:value="0" table:style-name="ce5">
            <text:p>0.00E+00</text:p>
          </table:table-cell>
          <table:table-cell office:value-type="float" office:value="0" table:style-name="ce5">
            <text:p>0.00E+00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8525100000000001E-8" table:style-name="ce9">
            <text:p>1.85E-008</text:p>
          </table:table-cell>
          <table:table-cell office:value-type="float" office:value="0" table:style-name="ce9">
            <text:p>0.00E+000</text:p>
          </table:table-cell>
          <table:table-cell office:value-type="string" table:style-name="ce9">
            <text:p>0</text:p>
          </table:table-cell>
          <table:table-cell office:value-type="float" office:value="0" table:style-name="ce9">
            <text:p>0.00E+000</text:p>
          </table:table-cell>
          <table:table-cell office:value-type="float" office:value="0" table:style-name="ce5">
            <text:p>0.00E+00</text:p>
          </table:table-cell>
          <table:table-cell table:number-columns-repeated="16378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number:number-style style:name="N36">
      <number:scientific-number number:decimal-places="2" number:min-integer-digits="1" number:min-exponent-digits="3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66666666667in" fo:margin-left="0in" fo:margin-right="0in" fo:margin-bottom="0in"/>
      </style:header-style>
      <style:footer-style>
        <style:header-footer-properties fo:min-height="0.39416666666666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dc:creator>Jie Liu</dc:creator>
    <meta:creation-date>2009-04-16T11:32:48Z</meta:creation-date>
    <dc:date>2020-12-11T10:20:21Z</dc:date>
    <meta:editing-cycles>41</meta:editing-cycles>
    <meta:editing-duration>PT86766S</meta:editing-duration>
    <meta:user-defined meta:name="Info 1"/>
    <meta:user-defined meta:name="Info 2"/>
    <meta:user-defined meta:name="Info 3"/>
    <meta:user-defined meta:name="Info 4"/>
  </office:meta>
</office:document-meta>
</file>